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209cm" style:rel-column-width="2955*"/>
    </style:style>
    <style:style style:name="Tabla1.B" style:family="table-column">
      <style:table-column-properties style:column-width="11.792cm" style:rel-column-width="669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1f36" officeooo:paragraph-rsid="000b1f36"/>
    </style:style>
    <style:style style:name="P2" style:family="paragraph" style:parent-style-name="Standard" style:list-style-name="L1">
      <style:text-properties officeooo:rsid="000b1f36" officeooo:paragraph-rsid="000b1f36"/>
    </style:style>
    <style:style style:name="P3" style:family="paragraph" style:parent-style-name="Standard" style:list-style-name="L2">
      <style:text-properties officeooo:rsid="000b1f36" officeooo:paragraph-rsid="000b1f36"/>
    </style:style>
    <style:style style:name="P4" style:family="paragraph" style:parent-style-name="Standard">
      <style:text-properties officeooo:rsid="000b1f36" officeooo:paragraph-rsid="000bec5c"/>
    </style:style>
    <style:style style:name="P5" style:family="paragraph" style:parent-style-name="Standard">
      <style:text-properties officeooo:rsid="000bec5c" officeooo:paragraph-rsid="000bec5c"/>
    </style:style>
    <style:style style:name="P6" style:family="paragraph" style:parent-style-name="Standard">
      <style:paragraph-properties fo:break-before="page"/>
      <style:text-properties officeooo:rsid="000bec5c" officeooo:paragraph-rsid="000bec5c"/>
    </style:style>
    <style:style style:name="P7" style:family="paragraph" style:parent-style-name="Table_20_Contents">
      <style:text-properties officeooo:rsid="000b1f36" officeooo:paragraph-rsid="000b1f36"/>
    </style:style>
    <style:style style:name="P8" style:family="paragraph" style:parent-style-name="Table_20_Contents">
      <style:text-properties officeooo:rsid="000bebdc" officeooo:paragraph-rsid="000bebdc"/>
    </style:style>
    <style:style style:name="P9" style:family="paragraph" style:parent-style-name="Table_20_Contents">
      <style:text-properties officeooo:rsid="000bec5c" officeooo:paragraph-rsid="000bec5c"/>
    </style:style>
    <style:style style:name="P10" style:family="paragraph" style:parent-style-name="Table_20_Contents">
      <style:text-properties officeooo:rsid="000d7c06" officeooo:paragraph-rsid="000d7c06"/>
    </style:style>
    <style:style style:name="P11" style:family="paragraph" style:parent-style-name="Text_20_body">
      <style:text-properties officeooo:rsid="000b1f36" officeooo:paragraph-rsid="000b1f36"/>
    </style:style>
    <style:style style:name="P12" style:family="paragraph" style:parent-style-name="Text_20_body">
      <style:text-properties officeooo:rsid="000b1f36" officeooo:paragraph-rsid="000bebdc"/>
    </style:style>
    <style:style style:name="P13" style:family="paragraph" style:parent-style-name="Text_20_body">
      <style:text-properties officeooo:rsid="000bebdc" officeooo:paragraph-rsid="000bebdc"/>
    </style:style>
    <style:style style:name="T1" style:family="text">
      <style:text-properties officeooo:rsid="000b1f36"/>
    </style:style>
    <style:style style:name="T2" style:family="text">
      <style:text-properties officeooo:rsid="0011e70c"/>
    </style:style>
    <style:style style:name="T3" style:family="text">
      <style:text-properties officeooo:rsid="000beb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ESUPUESTO MATERIALES BRUCE</text:p>
      <text:p text:style-name="P1">Requisitos (especificaciones de cliente):</text:p>
      <text:list text:style-name="L1">
        <text:list-item>
          <text:p text:style-name="P2">Software <text:s/><text:span text:style-name="T2">Autodesk Civil 3D</text:span></text:p>
        </text:list-item>
        <text:list-item>
          <text:p text:style-name="P2">Software <text:s/><text:span text:style-name="T2">Chief Arquitech Premiere</text:span></text:p>
        </text:list-item>
        <text:list-item>
          <text:p text:style-name="P2">Software Blender</text:p>
        </text:list-item>
      </text:list>
      <text:p text:style-name="P1">Requisitos hardware:</text:p>
      <text:list text:style-name="L2">
        <text:list-item>
          <text:p text:style-name="P3"><text:s/><text:span text:style-name="T2">Autodesk Civil 3D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Hardware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ocesador</text:p>
          </table:table-cell>
          <table:table-cell table:style-name="Tabla1.B2" office:value-type="string">
            <text:p text:style-name="Table_20_Contents"><text:s/>procesador de 3 GHz o más (base), 4 GHz o más (turbo).</text:p>
          </table:table-cell>
        </table:table-row>
        <table:table-row>
          <table:table-cell table:style-name="Tabla1.A2" office:value-type="string">
            <text:p text:style-name="P7">Memoria</text:p>
          </table:table-cell>
          <table:table-cell table:style-name="Tabla1.B2" office:value-type="string">
            <text:p text:style-name="Table_20_Contents"><text:s/>32 GB</text:p>
          </table:table-cell>
        </table:table-row>
        <table:table-row>
          <table:table-cell table:style-name="Tabla1.A2" office:value-type="string">
            <text:p text:style-name="P7">Almacenamiento secundario</text:p>
          </table:table-cell>
          <table:table-cell table:style-name="Tabla1.B2" office:value-type="string">
            <text:p text:style-name="Table_20_Contents">20 GB</text:p>
          </table:table-cell>
        </table:table-row>
        <table:table-row>
          <table:table-cell table:style-name="Tabla1.A2" office:value-type="string">
            <text:p text:style-name="P8">Softwar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SO</text:p>
          </table:table-cell>
          <table:table-cell table:style-name="Tabla1.B2" office:value-type="string">
            <text:p text:style-name="P8">Windows 11 pro</text:p>
          </table:table-cell>
        </table:table-row>
      </table:table>
      <text:p text:style-name="P1"/>
      <text:p text:style-name="P13"><text:span text:style-name="T1"><text:s/></text:span><text:span text:style-name="T2">Chief Arquitech Premiere</text:span> </text:p>
      <text:p text:style-name="P1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">Hardware</text:p>
          </table:table-cell>
          <table:table-cell table:style-name="Tabla2.B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procesador</text:p>
          </table:table-cell>
          <table:table-cell table:style-name="Tabla2.B2" office:value-type="string">
            <text:p text:style-name="P12">Intel i9 / AMD Ryzen 9</text:p>
          </table:table-cell>
        </table:table-row>
        <table:table-row>
          <table:table-cell table:style-name="Tabla2.A2" office:value-type="string">
            <text:p text:style-name="P8">Memoria</text:p>
          </table:table-cell>
          <table:table-cell table:style-name="Tabla2.B2" office:value-type="string">
            <text:p text:style-name="P8">32GB</text:p>
          </table:table-cell>
        </table:table-row>
        <table:table-row>
          <table:table-cell table:style-name="Tabla2.A2" office:value-type="string">
            <text:p text:style-name="P8">Almacenamiento secundario</text:p>
          </table:table-cell>
          <table:table-cell table:style-name="Tabla2.B2" office:value-type="string">
            <text:p text:style-name="P8">1TB</text:p>
          </table:table-cell>
        </table:table-row>
        <table:table-row>
          <table:table-cell table:style-name="Tabla2.A2" office:value-type="string">
            <text:p text:style-name="P8">GPU</text:p>
          </table:table-cell>
          <table:table-cell table:style-name="Tabla2.B2" office:value-type="string">
            <text:p text:style-name="Table_20_Contents">NVIDIA GeForce RTX 4080 / AMD Radeon RX 7900</text:p>
          </table:table-cell>
        </table:table-row>
        <table:table-row>
          <table:table-cell table:style-name="Tabla2.A2" office:value-type="string">
            <text:p text:style-name="P8">Software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SO</text:p>
          </table:table-cell>
          <table:table-cell table:style-name="Tabla2.B2" office:value-type="string">
            <text:p text:style-name="P8">Windows 11 pro</text:p>
          </table:table-cell>
        </table:table-row>
      </table:table>
      <text:p text:style-name="P11"/>
      <text:p text:style-name="P13">Blender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9">hardware</text:p>
          </table:table-cell>
          <table:table-cell table:style-name="Tabla3.B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9">Procesaador</text:p>
          </table:table-cell>
          <table:table-cell table:style-name="Tabla3.B2" office:value-type="string">
            <text:p text:style-name="P9">8 cores</text:p>
          </table:table-cell>
        </table:table-row>
        <table:table-row>
          <table:table-cell table:style-name="Tabla3.A2" office:value-type="string">
            <text:p text:style-name="P9">Memoria</text:p>
          </table:table-cell>
          <table:table-cell table:style-name="Tabla3.B2" office:value-type="string">
            <text:p text:style-name="P9">32GB</text:p>
          </table:table-cell>
        </table:table-row>
        <table:table-row>
          <table:table-cell table:style-name="Tabla3.A2" office:value-type="string">
            <text:p text:style-name="P9">GPU</text:p>
          </table:table-cell>
          <table:table-cell table:style-name="Tabla3.B2" office:value-type="string">
            <text:p text:style-name="P9">8G VRAM</text:p>
          </table:table-cell>
        </table:table-row>
        <table:table-row>
          <table:table-cell table:style-name="Tabla3.A2" office:value-type="string">
            <text:p text:style-name="P9">Software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9">SO</text:p>
          </table:table-cell>
          <table:table-cell table:style-name="Tabla3.B2" office:value-type="string">
            <text:p text:style-name="P9">Windows 11 pro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P13"/>
      <text:p text:style-name="P1"/>
      <text:p text:style-name="P5"><text:soft-page-break/>PROPUESTA</text:p>
      <text:p text:style-name="P5"/>
      <text:p text:style-name="P5">HARDWARE</text:p>
      <text:p text:style-name="P5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9">CPU</text:p>
          </table:table-cell>
          <table:table-cell table:style-name="Tabla4.B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PLACA BASE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MEMORIA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ALMACENAMIENTO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DISIPADOR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FUENTE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GPU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GABINETE (caja)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MONITOR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TECLADO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9">RATÓN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P10">3200</text:p>
          </table:table-cell>
        </table:table-row>
      </table:table>
      <text:p text:style-name="P5"/>
      <text:p text:style-name="P5"/>
      <text:p text:style-name="P5"/>
      <text:p text:style-name="P5">SOFTWARE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4"><text:span text:style-name="T2">Autodesk Civil 3D</text:span></text:p>
          </table:table-cell>
          <table:table-cell table:style-name="Tabla5.B1" office:value-type="string">
            <text:p text:style-name="P10">3207</text:p>
          </table:table-cell>
        </table:table-row>
        <table:table-row>
          <table:table-cell table:style-name="Tabla5.A2" office:value-type="string">
            <text:p text:style-name="P4"><text:s/><text:span text:style-name="T2">Chief Arquitech Premiere</text:span></text:p>
          </table:table-cell>
          <table:table-cell table:style-name="Tabla5.B2" office:value-type="string">
            <text:p text:style-name="P10">1998</text:p>
          </table:table-cell>
        </table:table-row>
        <table:table-row>
          <table:table-cell table:style-name="Tabla5.A2" office:value-type="string">
            <text:p text:style-name="P4">Blender</text:p>
          </table:table-cell>
          <table:table-cell table:style-name="Tabla5.B2" office:value-type="string">
            <text:p text:style-name="P10">0 </text:p>
          </table:table-cell>
        </table:table-row>
        <table:table-row>
          <table:table-cell table:style-name="Tabla5.A2" office:value-type="string">
            <text:p text:style-name="P9">MS Windows 11 Pro</text:p>
          </table:table-cell>
          <table:table-cell table:style-name="Tabla5.B2" office:value-type="string">
            <text:p text:style-name="P10">11</text:p>
          </table:table-cell>
        </table:table-row>
      </table:table>
      <text:p text:style-name="P5"/>
      <text:p text:style-name="P5"/>
      <text:p text:style-name="P6">Carcasa</text:p>
      <text:p text:style-name="P5">CORSAIR iCUE 5000X RGB Tempered Glass Mid-Tower ATX Case - WHITE</text:p>
      <text:p text:style-name="P5">Procesador (CPU)</text:p>
      <text:p text:style-name="P5">Procesador de veinticuatro núcleos Intel® Core™ i9-14900F (hasta 5,8 GHz) 36 MB de caché</text:p>
      <text:p text:style-name="P5">Placa base</text:p>
      <text:p text:style-name="P5">ASUS® PRIME Z790-P (LGA1700, DDR5, PCIe 5.0)</text:p>
      <text:p text:style-name="P5">Memoria (RAM)</text:p>
      <text:p text:style-name="P5">96 GB Corsair VENGEANCE DDR5 5200 MHz (4 x 24 GB)</text:p>
      <text:p text:style-name="P5">Tarjeta gráfica</text:p>
      <text:p text:style-name="P5">16 GB NVIDIA GEFORCE RTX 4070 Ti SUPER - HDMI, DP, LHR</text:p>
      <text:p text:style-name="P5">Soporte de tarjeta gráfica</text:p>
      <text:p text:style-name="P5">NINGUNO (SOPORTE INCLUIDO COMO ESTÁNDAR EN 4070 Ti / RX 7700 XT Y ARRIBA)</text:p>
      <text:p text:style-name="P5">1ª Unidad M.2 SSD</text:p>
      <text:p text:style-name="P5">1 TB CORSAIR FORCE MP600 NVMe PCIe M.2 SSD (hasta 4950 MB/R, 4000 MB/W)</text:p>
      <text:p text:style-name="P5">2ª Unidad M.2 SSD</text:p>
      <text:p text:style-name="P5">1 TB CORSAIR FORCE MP600 NVMe PCIe M.2 SSD (hasta 4950 MB/R, 4000 MB/W)</text:p>
      <text:p text:style-name="P5">Fuente de alimentación</text:p>
      <text:p text:style-name="P5">CORSAIR 1000 W RMx SERIES™ - MODULAR PLUS ORO, ULTRASILENCIOSO</text:p>
      <text:p text:style-name="P5">Consigue un código de descuento del 20 % en ciertos periféricos en Corsair.com</text:p>
      <text:p text:style-name="P5">Cable de alimentación</text:p>
      <text:p text:style-name="P5">1,5 metros de cable de alimentación europeo (cable tipo C13; núcleo de 1,0 mm)</text:p>
      <text:p text:style-name="P5">Refrigeración procesador</text:p>
      <text:p text:style-name="P5">Refrigerador CPU alto rendimiento PCS serie FrostFlow 150</text:p>
      <text:p text:style-name="P5">Pasta térmica</text:p>
      <text:p text:style-name="P5">PASTA TÉRMICA ESTÁNDAR PARA UNA REFRIGERACIÓN SUFICIENTE</text:p>
      <text:p text:style-name="P5">Ventiladores Carcasa Extra</text:p>
      <text:p text:style-name="P5">2 Ventiladores carcasa colour negro PCS de 120 mm</text:p>
      <text:p text:style-name="P5">Tarjeta de sonido</text:p>
      <text:p text:style-name="P5">6 CANALES INTEGRADOS (5.1) AUDIO ALTA DEF. (DE SERIE)</text:p>
      <text:p text:style-name="P5">Tarjeta de red</text:p>
      <text:p text:style-name="P5">PUERTO LAN DE</text:p>
      <text:p text:style-name="P5">Tarjeta de red inalámbrica</text:p>
      <text:p text:style-name="P5">WIRELESS INTEL® Wi-Fi 6E AX210 2,400Mbps/5GHz, 300Mbps/2.4GHz TARJETA PCI-E CARD + BT 5.0</text:p>
      <text:p text:style-name="P5">Opciones USB/Thunderbolt</text:p>
      <text:p text:style-name="P5">MIN. 2 x USB 3.0 &amp; 2 x PUERTOS USB 2.0 @ PANEL TRASERO + MIN. 2 PUERTOS FRONTALES</text:p>
      <text:p text:style-name="P5">Sistema operativo</text:p>
      <text:p text:style-name="P5">NO HACE FALTA SISTEMA OPERATIVO</text:p>
      <text:p text:style-name="P5">Idioma Sistema operativo</text:p>
      <text:p text:style-name="P5">España - Español</text:p>
      <text:p text:style-name="P5">Medios de recuperación de Windows</text:p>
      <text:p text:style-name="P5">NO ES NECESARIO SOPORTE DE RECUPERACIÓN</text:p>
      <text:p text:style-name="P5">Software de Office</text:p>
      <text:p text:style-name="P5">Prueba GRATUITA de 30 días de Microsoft 365® (Sistema operativo obligatorio)</text:p>
      <text:p text:style-name="P5">Antivirus</text:p>
      <text:p text:style-name="P5">SIN SOFTWARE ANTIVIRUS</text:p>
      <text:p text:style-name="P5">Navegador</text:p>
      <text:p text:style-name="P5">Microsoft® Edge</text:p>
      <text:p text:style-name="P5">Monitor</text:p>
      <text:p text:style-name="P5">IIYAMA XUB2792QSU-B6 de 27 pulgadas WQHD, DVI, HDMI, Display Port 2560 x 1440</text:p>
      <text:p text:style-name="P5">Teclado y ratón</text:p>
      <text:p text:style-name="P5"><text:soft-page-break/>COMBO TECLADO Y RATÓN INALÁMBRICOS LOGITECH® MK270 (ES)</text:p>
      <text:p text:style-name="P5">Ratón</text:p>
      <text:p text:style-name="P5">RATÓN ÓPTICO PCS M400 USB</text:p>
      <text:p text:style-name="P5">Garantía</text:p>
      <text:p text:style-name="P5">Garantía Oro 3 años (3 años recogida y devolución, 3 años componentes, 3 años mano de obra)</text:p>
      <text:p text:style-name="P5">Entrega</text:p>
      <text:p text:style-name="P5">ENTREGA EN 3 DÍAS A ESPAÑA</text:p>
      <text:p text:style-name="P5">Tiempo de compilación</text:p>
      <text:p text:style-name="P5">Montaje estándar: entre 4 a 6 días laborab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09:43:28.636000000</meta:creation-date>
    <dc:date>2024-04-04T11:04:17.299000000</dc:date>
    <meta:editing-duration>PT1H20M47S</meta:editing-duration>
    <meta:editing-cycles>4</meta:editing-cycles>
    <meta:generator>LibreOffice/7.6.2.1$Windows_X86_64 LibreOffice_project/56f7684011345957bbf33a7ee678afaf4d2ba333</meta:generator>
    <meta:document-statistic meta:table-count="5" meta:image-count="0" meta:object-count="0" meta:page-count="4" meta:paragraph-count="123" meta:word-count="490" meta:character-count="2909" meta:non-whitespace-character-count="2537"/>
  </office:meta>
</office:document-meta>
</file>